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3.4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121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curácia Treinamento</text:p>
          </table:table-cell>
          <table:table-cell table:style-name="ce1" office:value-type="string" calcext:value-type="string">
            <text:p>Acurácia Teste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056" calcext:value-type="percentage">
            <text:p>80.56%</text:p>
          </table:table-cell>
        </table:table-row>
        <table:table-row table:style-name="ro1">
          <table:table-cell office:value-type="string" calcext:value-type="string">
            <text:p>Embedding dim 500 + LSTM</text:p>
          </table:table-cell>
          <table:table-cell office:value-type="percentage" office:value="0.9904" calcext:value-type="percentage">
            <text:p>99.04%</text:p>
          </table:table-cell>
          <table:table-cell office:value-type="percentage" office:value="0.8129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Embedding dim 300 + LSTM</text:p>
          </table:table-cell>
          <table:table-cell office:value-type="percentage" office:value="0.9904" calcext:value-type="percentage">
            <text:p>99.04%</text:p>
          </table:table-cell>
          <table:table-cell office:value-type="percentage" office:value="0.8129" calcext:value-type="percentage">
            <text:p>81.29%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ing Accuracy</text:p>
          </table:table-cell>
          <table:table-cell table:style-name="ce1"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056" calcext:value-type="percentage">
            <text:p>80.56%</text:p>
          </table:table-cell>
        </table:table-row>
        <table:table-row table:style-name="ro1">
          <table:table-cell office:value-type="string" calcext:value-type="string">
            <text:p>Embedding 500 + LSTM</text:p>
          </table:table-cell>
          <table:table-cell office:value-type="percentage" office:value="0.9904" calcext:value-type="percentage">
            <text:p>99.04%</text:p>
          </table:table-cell>
          <table:table-cell office:value-type="percentage" office:value="0.8129" calcext:value-type="percentage">
            <text:p>81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2:56:53.395873504</meta:creation-date>
    <dc:date>2019-03-18T14:09:02.234474760</dc:date>
    <meta:editing-duration>PT41M35S</meta:editing-duration>
    <meta:editing-cycles>2</meta:editing-cycles>
    <meta:generator>LibreOffice/6.1.4.2$MacOSX_X86_64 LibreOffice_project/9d0f32d1f0b509096fd65e0d4bec26ddd1938fd3</meta:generator>
    <meta:document-statistic meta:table-count="1" meta:cell-count="21" meta:object-count="0"/>
  </office:meta>
</office:document-meta>
</file>